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2">
      <style:text-properties officeooo:rsid="00032b9b" officeooo:paragraph-rsid="00032b9b"/>
    </style:style>
    <style:style style:name="P2" style:family="paragraph" style:parent-style-name="Heading_20_3">
      <style:text-properties officeooo:rsid="00032b9b" officeooo:paragraph-rsid="00032b9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0f2130" fo:background-color="transparen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0f2130" fo:background-color="transparen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0f2130" fo:background-color="transparent"/>
    </style:style>
    <style:style style:name="P10" style:family="paragraph" style:parent-style-name="Text_20_body">
      <style:text-properties officeooo:rsid="00032b9b" officeooo:paragraph-rsid="00032b9b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16" style:family="paragraph" style:parent-style-name="Text_20_body">
      <loext:graphic-properties draw:fill="solid" draw:fill-color="#ffffff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0f2130" fo:background-color="transparent"/>
    </style:style>
    <style:style style:name="P17" style:family="paragraph" style:parent-style-name="Text_20_body">
      <style:text-properties fo:color="#000000" loext:opacity="100%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.5pt" fo:background-color="transparent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23" style:family="paragraph" style:parent-style-name="Title">
      <style:text-properties officeooo:rsid="00032b9b" officeooo:paragraph-rsid="00032b9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4cc87"/>
    </style:style>
    <style:style style:name="T3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style:font-name="Source Serif Pro"/>
    </style:style>
    <style:style style:name="T11" style:family="text">
      <style:text-properties fo:color="#ffffff" loext:opacity="100%" style:font-name="Source Serif Pro" fo:background-color="#272822" loext:char-shading-value="0" style:font-size-asian="10.5pt" style:font-style-asian="normal" style:font-weight-asian="normal" loext:padding="0cm" loext:border="none"/>
    </style:style>
    <style:style style:name="T12" style:family="text">
      <style:text-properties fo:color="#ffffff" loext:opacity="100%" fo:background-color="#272822" loext:char-shading-value="0" loext:padding="0cm" loext:border="none"/>
    </style:style>
    <style:style style:name="T13" style:family="text">
      <style:text-properties fo:color="#ffffff" loext:opacity="100%" style:font-size-asian="10.5pt" style:font-style-asian="normal" style:font-weight-asian="normal" loext:padding="0cm" loext:border="none"/>
    </style:style>
    <style:style style:name="T14" style:family="text">
      <style:text-properties style:font-name="Source Serif Pro"/>
    </style:style>
    <style:style style:name="T15" style:family="text">
      <style:text-properties style:font-name="Source Serif Pro" fo:font-weight="bold" style:font-weight-asian="bold" style:font-weight-complex="bold"/>
    </style:style>
    <style:style style:name="T16" style:family="text">
      <style:text-properties style:font-name="Source Serif Pro" fo:font-weight="bold" style:font-size-asian="10.5pt" style:font-style-asian="normal" style:font-weight-asian="bold" style:font-weight-complex="bold" loext:padding="0cm" loext:border="none"/>
    </style:style>
    <style:style style:name="T17" style:family="text">
      <style:text-properties style:font-name="Source Serif Pro" officeooo:rsid="000f673f"/>
    </style:style>
    <style:style style:name="T18" style:family="text">
      <style:text-properties style:font-name="Source Serif Pro" fo:background-color="#272822" loext:char-shading-value="0" style:font-size-asian="10.5pt" style:font-style-asian="normal" style:font-weight-asian="normal" loext:padding="0cm" loext:border="none"/>
    </style:style>
    <style:style style:name="T19" style:family="text">
      <style:text-properties style:font-name="Source Serif Pro" style:font-size-asian="10.5pt" style:font-style-asian="normal" style:font-weight-asian="normal" loext:padding="0cm" loext:border="none"/>
    </style:style>
    <style:style style:name="T20" style:family="text">
      <style:text-properties loext:padding="0cm" loext:border="none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background-color="transparent" loext:char-shading-value="0"/>
    </style:style>
    <style:style style:name="T23" style:family="text">
      <style:text-properties fo:color="#000000" loext:opacity="100%" fo:background-color="transparent" loext:char-shading-value="0"/>
    </style:style>
    <style:style style:name="T24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25" style:family="text">
      <style:text-properties fo:background-color="#272822" loext:char-shading-value="0" loext:padding="0cm" loext:border="none"/>
    </style:style>
    <style:style style:name="T26" style:family="text">
      <style:text-properties fo:color="#dddddd" loext:opacity="100%" fo:background-color="#272822" loext:char-shading-value="0" loext:padding="0cm" loext:border="none"/>
    </style:style>
    <style:style style:name="T27" style:family="text">
      <style:text-properties fo:color="#dddddd" loext:opacity="100%" loext:padding="0cm" loext:border="none"/>
    </style:style>
    <style:style style:name="T28" style:family="text">
      <style:text-properties fo:background-color="transparent" loext:char-shading-value="0" loext:padding="0cm" loext:border="none"/>
    </style:style>
    <style:style style:name="T29" style:family="text">
      <style:text-properties fo:font-weight="bold" style:font-weight-asian="bold" style:font-weight-complex="bold" loext:padding="0cm" loext:border="none"/>
    </style:style>
    <style:style style:name="T30" style:family="text">
      <style:text-properties fo:color="#005cc5" loext:opacity="100%" fo:background-color="#272822" loext:char-shading-value="0" loext:padding="0cm" loext:border="none"/>
    </style:style>
    <style:style style:name="T31" style:family="text">
      <style:text-properties fo:color="#005cc5" loext:opacity="100%" loext:padding="0cm" loext:border="none"/>
    </style:style>
    <style:style style:name="T32" style:family="text">
      <style:text-properties fo:font-size="12pt" style:font-size-asian="12pt" style:font-size-complex="12pt" loext:padding="0cm" loext:border="none"/>
    </style:style>
    <style:style style:name="T33" style:family="text">
      <style:text-properties fo:color="#a6e22e" loext:opacity="100%" fo:background-color="#272822" loext:char-shading-value="0" loext:padding="0cm" loext:border="none"/>
    </style:style>
    <style:style style:name="T34" style:family="text">
      <style:text-properties fo:color="#a6e22e" loext:opacity="100%" loext:padding="0cm" loext:border="none"/>
    </style:style>
    <style:style style:name="T35" style:family="text">
      <style:text-properties fo:color="#bf79db" loext:opacity="100%" fo:background-color="#272822" loext:char-shading-value="0" loext:padding="0cm" loext:border="none"/>
    </style:style>
    <style:style style:name="T36" style:family="text">
      <style:text-properties fo:color="#bf79db" loext:opacity="100%" loext:padding="0cm" loext:border="none"/>
    </style:style>
    <style:style style:name="T37" style:family="text">
      <style:text-properties fo:color="#080808" loext:opacity="100%" style:font-name="Liberation Mono" fo:font-size="10.5pt" style:font-size-asian="10.5pt" style:font-style-asian="normal" style:font-weight-asian="normal"/>
    </style:style>
    <style:style style:name="T38" style:family="text">
      <style:text-properties fo:color="#080808" loext:opacity="100%" style:font-name="Liberation Mono1" fo:font-size="10.5pt" style:font-size-asian="10.5pt" style:font-style-asian="normal" style:font-weight-asian="normal"/>
    </style:style>
    <style:style style:name="T39" style:family="text">
      <style:text-properties fo:color="#080808" loext:opacity="100%" style:font-name="Liberation Mono1" fo:font-size="10.5pt" officeooo:rsid="000f2130" style:font-size-asian="10.5pt" style:font-style-asian="normal" style:font-weight-asian="normal"/>
    </style:style>
    <style:style style:name="T40" style:family="text">
      <style:text-properties officeooo:rsid="000f2130"/>
    </style:style>
    <style:style style:name="T41" style:family="text">
      <style:text-properties style:font-name="Liberation Mono" officeooo:rsid="000f2130" style:font-name-asian="Noto Sans Mono CJK SC" style:font-size-asian="10pt" style:font-name-complex="Liberation Mono" style:font-size-complex="10pt"/>
    </style:style>
    <style:style style:name="T42" style:family="text">
      <style:text-properties officeooo:rsid="000f2130" style:font-size-asian="10pt" style:font-size-complex="10pt"/>
    </style:style>
    <style:style style:name="T43" style:family="text">
      <style:text-properties style:font-name="Liberation Mono1" fo:font-size="10.5pt" style:font-size-asian="10.5pt" style:font-style-asian="normal" style:font-weight-asian="normal"/>
    </style:style>
    <style:style style:name="T44" style:family="text">
      <style:text-properties style:font-size-asian="10.5pt" style:font-style-asian="normal" style:font-weight-asian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Instalando e conectando o PostgreSQL no Ubuntu</text:p>
      <text:p text:style-name="P10"/>
      <text:h text:style-name="P2" text:outline-level="3"><text:span text:style-name="Strong_20_Emphasis">Passo 1: Atualizar os pacotes</text:span></text:h>
      <text:p text:style-name="P11">Abra o terminal e execute:</text:p>
      <text:p text:style-name="Preformatted_20_Text"/>
      <text:p text:style-name="P4"><text:span text:style-name="Source_20_Text">sudo apt update &amp;&amp; sudo apt upgrade -y</text:span></text:p>
      <text:h text:style-name="Heading_20_3" text:outline-level="3"><text:span text:style-name="Strong_20_Emphasis">Passo 2: Instalar o PostgreSQL</text:span></text:h>
      <text:p text:style-name="Preformatted_20_Text"/>
      <text:p text:style-name="P4"><text:span text:style-name="Source_20_Text">sudo apt install postgresql postgresql-contrib -y</text:span></text:p>
      <text:p text:style-name="P11">Isso instala o servidor e ferramentas adicionais.</text:p>
      <text:h text:style-name="Heading_20_3" text:outline-level="3"><text:span text:style-name="Strong_20_Emphasis">Passo 3: Verificar se o PostgreSQL está rodando</text:span></text:h>
      <text:p text:style-name="Preformatted_20_Text"/>
      <text:p text:style-name="P4"><text:span text:style-name="Source_20_Text">sudo systemctl status postgresql</text:span></text:p>
      <text:p text:style-name="P11">Se não estiver ativo, inicie com:</text:p>
      <text:p text:style-name="Preformatted_20_Text"/>
      <text:p text:style-name="P4"><text:span text:style-name="Source_20_Text">sudo systemctl start postgresql</text:span></text:p>
      <text:p text:style-name="P11">Para garantir que inicie automaticamente no boot:</text:p>
      <text:p text:style-name="Preformatted_20_Text"/>
      <text:p text:style-name="P4"><text:span text:style-name="Source_20_Text">sudo systemctl enable postgresql</text:span></text:p>
      <text:h text:style-name="P1" text:outline-level="2"><text:span text:style-name="Strong_20_Emphasis">Configurando o PostgreSQL</text:span></text:h>
      <text:h text:style-name="Heading_20_3" text:outline-level="3"><text:span text:style-name="Strong_20_Emphasis">Passo 4: Acessar o usuário </text:span><text:span text:style-name="Strong_20_Emphasis"><text:span text:style-name="Source_20_Text">postgres</text:span></text:span></text:h>
      <text:p text:style-name="Preformatted_20_Text"/>
      <text:p text:style-name="P4"><text:span text:style-name="Source_20_Text">sudo -i -u postgres</text:span></text:p>
      <text:h text:style-name="Heading_20_3" text:outline-level="3"><text:span text:style-name="Strong_20_Emphasis">Passo 5: Acessar o PostgreSQL</text:span></text:h>
      <text:p text:style-name="Preformatted_20_Text"/>
      <text:p text:style-name="P4"><text:span text:style-name="Source_20_Text">psql</text:span></text:p>
      <text:p text:style-name="P11">Agora você está dentro do PostgreSQL e pode criar usuários e bancos.</text:p>
      <text:h text:style-name="Heading_20_3" text:outline-level="3"><text:span text:style-name="Strong_20_Emphasis">Passo 6: Criar um banco de dados e usuário</text:span></text:h>
      <text:p text:style-name="Text_20_body"><text:span text:style-name="T1">Dentro do </text:span><text:span text:style-name="Source_20_Text"><text:span text:style-name="T1">psql</text:span></text:span><text:span text:style-name="T1">, execute:</text:span></text:p>
      <text:p text:style-name="Preformatted_20_Text"><text:soft-page-break/></text:p>
      <text:p text:style-name="P3"><text:span text:style-name="Source_20_Text">CREATE DATABASE meu_banco;</text:span></text:p>
      <text:p text:style-name="P3"><text:span text:style-name="Source_20_Text">CREATE USER meu_usuario WITH ENCRYPTED PASSWORD 'minha_senha';</text:span></text:p>
      <text:p text:style-name="P4"><text:span text:style-name="Source_20_Text">GRANT ALL PRIVILEGES ON DATABASE meu_banco TO meu_usuario;</text:span></text:p>
      <text:p text:style-name="Text_20_body"><text:span text:style-name="T1">Saia digitando </text:span><text:span text:style-name="Source_20_Text"><text:span text:style-name="T1">\q</text:span></text:span><text:span text:style-name="T1"> e </text:span><text:span text:style-name="Source_20_Text"><text:span text:style-name="T1">exit</text:span></text:span><text:span text:style-name="T1">.</text:span></text:p>
      <text:h text:style-name="Heading_20_2" text:outline-level="2"><text:span text:style-name="Strong_20_Emphasis">Configurar PostgreSQL para aceitar conexões externas</text:span></text:h>
      <text:h text:style-name="Heading_20_3" text:outline-level="3"><text:span text:style-name="Strong_20_Emphasis">Passo 7: Editar </text:span><text:span text:style-name="Strong_20_Emphasis"><text:span text:style-name="Source_20_Text">postgresql.conf</text:span></text:span></text:h>
      <text:p text:style-name="P11">Abra o arquivo:</text:p>
      <text:p text:style-name="Preformatted_20_Text">bash</text:p>
      <text:p text:style-name="Preformatted_20_Text">CopiarEditar</text:p>
      <text:p text:style-name="P4"><text:span text:style-name="Source_20_Text">sudo nano /etc/postgresql/14/main/postgresql.conf</text:span></text:p>
      <text:p text:style-name="Text_20_body"><text:span text:style-name="T1">(Se estiver usando outra versão, substitua </text:span><text:span text:style-name="Source_20_Text"><text:span text:style-name="T1">14</text:span></text:span><text:span text:style-name="T1"> pela sua.)</text:span></text:p>
      <text:p text:style-name="Text_20_body">🔹 <text:span text:style-name="Strong_20_Emphasis">Altere a linha</text:span>:</text:p>
      <text:p text:style-name="Preformatted_20_Text">conf</text:p>
      <text:p text:style-name="Preformatted_20_Text">CopiarEditar</text:p>
      <text:p text:style-name="P4"><text:span text:style-name="Source_20_Text">listen_addresses = 'localhost'</text:span></text:p>
      <text:p text:style-name="Text_20_body">Para:</text:p>
      <text:p text:style-name="Preformatted_20_Text">conf</text:p>
      <text:p text:style-name="Preformatted_20_Text">CopiarEditar</text:p>
      <text:p text:style-name="P4"><text:span text:style-name="Source_20_Text">listen_addresses = '*'</text:span></text:p>
      <text:p text:style-name="Text_20_body"><text:span text:style-name="T1">Salve (</text:span><text:span text:style-name="Source_20_Text"><text:span text:style-name="T1">Ctrl + X</text:span></text:span><text:span text:style-name="T1">, </text:span><text:span text:style-name="Source_20_Text"><text:span text:style-name="T1">Y</text:span></text:span><text:span text:style-name="T1">, </text:span><text:span text:style-name="Source_20_Text"><text:span text:style-name="T1">Enter</text:span></text:span><text:span text:style-name="T1">).</text:span></text:p>
      <text:h text:style-name="Heading_20_3" text:outline-level="3"><text:span text:style-name="Strong_20_Emphasis">Passo 8: Editar </text:span><text:span text:style-name="Strong_20_Emphasis"><text:span text:style-name="Source_20_Text">pg_hba.conf</text:span></text:span></text:h>
      <text:p text:style-name="P11">Abra o arquivo:</text:p>
      <text:p text:style-name="Preformatted_20_Text">bash</text:p>
      <text:p text:style-name="Preformatted_20_Text">CopiarEditar</text:p>
      <text:p text:style-name="P4"><text:span text:style-name="Source_20_Text">sudo nano /etc/postgresql/14/main/pg_hba.conf</text:span></text:p>
      <text:p text:style-name="Text_20_body">🔹 <text:span text:style-name="Strong_20_Emphasis">Adicione no final</text:span>:</text:p>
      <text:p text:style-name="Preformatted_20_Text">conf</text:p>
      <text:p text:style-name="Preformatted_20_Text">CopiarEditar</text:p>
      <text:p text:style-name="P3"><text:span text:style-name="Source_20_Text">host <text:s text:c="3"/>all <text:s text:c="12"/>all <text:s text:c="12"/>0.0.0.0/0 <text:s text:c="11"/>md5</text:span></text:p>
      <text:p text:style-name="P4"><text:span text:style-name="Source_20_Text">host <text:s text:c="3"/>all <text:s text:c="12"/>all <text:s text:c="12"/>::/0 <text:s text:c="16"/>md5</text:span></text:p>
      <text:p text:style-name="Text_20_body">Isso permite conexões externas.</text:p>
      <text:p text:style-name="Text_20_body">Reinicie o PostgreSQL:</text:p>
      <text:p text:style-name="Preformatted_20_Text">bash</text:p>
      <text:p text:style-name="Preformatted_20_Text">CopiarEditar</text:p>
      <text:p text:style-name="P4"><text:span text:style-name="Source_20_Text">sudo systemctl restart postgresql</text:span></text:p>
      <text:p text:style-name="Horizontal_20_Line"/>
      <text:h text:style-name="Heading_20_2" text:outline-level="2"><text:soft-page-break/><text:span text:style-name="Strong_20_Emphasis">4️⃣ Conectando ao PostgreSQL pelo DBeaver</text:span></text:h>
      <text:p text:style-name="Text_20_body">1️⃣ <text:span text:style-name="Strong_20_Emphasis">Abra o DBeaver</text:span> e clique em <text:span text:style-name="Strong_20_Emphasis">"New Connection"</text:span>.<text:line-break/>2️⃣ Selecione <text:span text:style-name="Strong_20_Emphasis">PostgreSQL</text:span>.<text:line-break/>3️⃣ Preencha os campos:</text:p>
      <text:list xml:id="list3377512978" text:style-name="L1">
        <text:list-item>
          <text:p text:style-name="P13"><text:span text:style-name="Strong_20_Emphasis">Host</text:span>: <text:span text:style-name="Source_20_Text">localhost</text:span> (ou IP do servidor) </text:p>
        </text:list-item>
        <text:list-item>
          <text:p text:style-name="P13"><text:span text:style-name="Strong_20_Emphasis">Porta</text:span>: <text:span text:style-name="Source_20_Text">5432</text:span> </text:p>
        </text:list-item>
        <text:list-item>
          <text:p text:style-name="P13"><text:span text:style-name="Strong_20_Emphasis">Database</text:span>: <text:span text:style-name="Source_20_Text">meu_banco</text:span> </text:p>
        </text:list-item>
        <text:list-item>
          <text:p text:style-name="P13"><text:span text:style-name="Strong_20_Emphasis">User</text:span>: <text:span text:style-name="Source_20_Text">meu_usuario</text:span> </text:p>
        </text:list-item>
        <text:list-item>
          <text:p text:style-name="P12"><text:span text:style-name="Strong_20_Emphasis">Password</text:span>: <text:span text:style-name="Source_20_Text">minha_senha</text:span> 4️⃣ Clique em <text:span text:style-name="Strong_20_Emphasis">"Test Connection"</text:span>.<text:line-break/>5️⃣ Se conectar com sucesso, clique em <text:span text:style-name="Strong_20_Emphasis">"Finish"</text:span>. </text:p>
        </text:list-item>
      </text:list>
      <text:p text:style-name="P17"/>
      <text:h text:style-name="Heading_20_2" text:outline-level="2"><text:span text:style-name="T2">U</text:span>sando o PostgreSQL com Docker</text:h>
      <text:p text:style-name="P17"/>
      <text:p text:style-name="P20"><text:span text:style-name="T5">É possível criar a API e continuar o nosso projeto sem que você precise instalar o banco de dados PostgreSQL, utilizando o Docker para isso. O primeiro passo, é fazer o download e instalação a partir do</text:span><text:span text:style-name="T3"> </text:span><text:a xlink:type="simple" xlink:href="https://www.docker.com/" office:target-frame-name="_blank" xlink:show="new" text:style-name="Internet_20_link" text:visited-style-name="Visited_20_Internet_20_Link"><text:span text:style-name="T4">site oficial do Docker</text:span></text:a><text:span text:style-name="T3">.</text:span></text:p>
      <text:p text:style-name="P18"><text:span text:style-name="T8"/></text:p>
      <text:p text:style-name="P14">Depois de instalado, quando estiver em execução corretamente, abra um terminal e execute o seguinte comando para iniciar um container do PostgreSQL:</text:p>
      <text:p text:style-name="P14"><text:span text:style-name="T3"/></text:p>
      <text:p text:style-name="P5"><text:span text:style-name="Source_20_Text"><text:span text:style-name="T28">docker run --name container-postgresql -e POSTGRES_DB=codechella -e POSTGRES_USER=usuario -e POSTGRES_PASSWORD=senha -p 5432:5432 -d postgres</text:span></text:span></text:p>
      <text:p text:style-name="P15"><text:span text:style-name="T3"/></text:p>
      <text:p text:style-name="P15">Este comando faz o seguinte:</text:p>
      <text:p text:style-name="P15"/>
      <text:p text:style-name="P20"><text:span text:style-name="Source_20_Text"><text:span text:style-name="T6">--name container-postgresql</text:span></text:span><text:span text:style-name="T7">: Dá um nome ao container.</text:span></text:p>
      <text:list xml:id="list4198207415" text:style-name="L2">
        <text:list-header>
          <text:p text:style-name="P21"><text:span text:style-name="Source_20_Text"><text:span text:style-name="T6"><text:s/>-e POSTGRES_DB=codechella</text:span></text:span><text:span text:style-name="T7">: Define o nome do banco de dados.</text:span></text:p>
          <text:p text:style-name="P21"><text:span text:style-name="Source_20_Text"><text:span text:style-name="T6"><text:s/>-e POSTGRES_USER=usuario</text:span></text:span><text:span text:style-name="T7">: Define o nome do usuário.</text:span></text:p>
          <text:p text:style-name="P21"><text:span text:style-name="Source_20_Text"><text:span text:style-name="T6"><text:s/>-e POSTGRES_PASSWORD=senha</text:span></text:span><text:span text:style-name="T7">: Define a senha do usuário.</text:span></text:p>
          <text:p text:style-name="P21"><text:span text:style-name="Source_20_Text"><text:span text:style-name="T6"><text:s/>-p 5432:5432</text:span></text:span><text:span text:style-name="T7">: Mapeia a porta 5432 do host para a porta 5432 do container.</text:span></text:p>
          <text:p text:style-name="P22"><text:span text:style-name="Source_20_Text"><text:span text:style-name="T6"><text:s/>-d postgres</text:span></text:span><text:span text:style-name="T7">: Especifica a image</text:span><text:span text:style-name="T3">m do PostgreSQL a ser utilizada.</text:span></text:p>
        </text:list-header>
      </text:list>
      <text:p text:style-name="P15"/>
      <text:p text:style-name="P15"/>
      <text:p text:style-name="P15"/>
      <text:p text:style-name="P15"><text:soft-page-break/>Feito isso, é necessário alterar a configuração do Spring Boot para se conectar corretamente ao PostgreSQL que está sendo executado a partir do container. No seu projeto Spring Boot, abra o arquivo <text:span text:style-name="Source_20_Text"><text:span text:style-name="T29">src/main/resources/application.properties</text:span></text:span><text:span text:style-name="Source_20_Text"><text:span text:style-name="T20"> </text:span></text:span>e ajuste as seguintes configurações:</text:p>
      <text:p text:style-name="P15"><text:span text:style-name="T8"/></text:p>
      <text:p text:style-name="P15"/>
      <text:p text:style-name="P6"><text:span text:style-name="Source_20_Text"><text:span text:style-name="T32">spring.r2dbc.url=r2dbc:postgresql://localhost:5432/codechella</text:span></text:span></text:p>
      <text:p text:style-name="P6"><text:span text:style-name="Source_20_Text"><text:span text:style-name="T32">spring.r2dbc.username=usuario</text:span></text:span></text:p>
      <text:p text:style-name="P6"><text:span text:style-name="Source_20_Text"><text:span text:style-name="T32">spring.r2dbc.password=senha</text:span></text:span></text:p>
      <text:p text:style-name="P6"><text:span text:style-name="Source_20_Text"><text:span text:style-name="T24"/></text:span></text:p>
      <text:p text:style-name="P6"><text:span text:style-name="Source_20_Text"><text:span text:style-name="T32">spring.flyway.url=jdbc:postgresql://localhost:5432/codechella</text:span></text:span></text:p>
      <text:p text:style-name="P6"><text:span text:style-name="Source_20_Text"><text:span text:style-name="T32">spring.flyway.user=usuario</text:span></text:span></text:p>
      <text:p text:style-name="P6"><text:span text:style-name="Source_20_Text"><text:span text:style-name="T32">spring.flyway.password=senha</text:span></text:span></text:p>
      <text:p text:style-name="P6"><text:span text:style-name="Source_20_Text"/></text:p>
      <text:p text:style-name="P6"><text:span text:style-name="Source_20_Text"><text:span text:style-name="T14">Feito isso, basta executar a aplicação e verificar que os dados foram persistidos corretamente. Lembrando que no comando acima não estamos mapeando o volume, ou seja, ao destruir o container, os dados não serão persistidos. Caso deseje que os dados sejam persistidos é necessário que seja adicionada ao comando acima a flag que mapeia o volume:</text:span></text:span></text:p>
      <text:p text:style-name="P6"><text:span text:style-name="Source_20_Text"><text:span text:style-name="T21"/></text:span></text:p>
      <text:p text:style-name="P6"><text:span text:style-name="Source_20_Text"><text:span text:style-name="T20">docker run --name container-postgresql -e POSTGRES_DB=codechella -e POSTGRES_USER=usuario -e POSTGRES_PASSWORD=senha -p 5432:5432 -v dados-postgres:/var/lib/postgresql/data -d postgres</text:span></text:span></text:p>
      <text:p text:style-name="P6"><text:span text:style-name="Source_20_Text"/></text:p>
      <text:p text:style-name="P6"><text:span text:style-name="Source_20_Text"><text:span text:style-name="T23"/></text:span></text:p>
      <text:p text:style-name="P7"><text:span text:style-name="Source_20_Text"><text:span text:style-name="T14">Também há a possibilidade de criar um arquivo</text:span></text:span><text:span text:style-name="Source_20_Text"><text:span text:style-name="T15"> </text:span></text:span><text:span text:style-name="Source_20_Text"><text:span text:style-name="T29">docker-compose.yml</text:span></text:span><text:span text:style-name="Source_20_Text"> </text:span><text:span text:style-name="Source_20_Text"><text:span text:style-name="T14">para já executar o banco e a aplicação, isso é recomendado quando a aplicação já está completamente pronta, pois você precisará criar a imagem da sua aplicação. Para criar essa imagem, deve-se construir o arquivo jar, geralmente através do comando </text:span></text:span><text:span text:style-name="Source_20_Text"><text:span text:style-name="T29">mvn clean package</text:span></text:span><text:span text:style-name="Source_20_Text"><text:span text:style-name="T14">, quando estamos utilizando o Maven. 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>Abaixo está um exemplo do arquivo Docker Compose para essa aplicação. Ele utiliza uma imagem de uma aplicação já hospedada no Docker Hub, </text:span></text:span><text:span text:style-name="Source_20_Text"><text:span text:style-name="T17">para utilizar substitua por seus dados: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7"><text:span text:style-name="Source_20_Text"/></text:p>
      <text:p text:style-name="P9"><text:soft-page-break/><text:span text:style-name="Source_20_Text"><text:span text:style-name="T37">version: '3.4'</text:span></text:span><text:line-break/><text:line-break/><text:span text:style-name="T38">services:</text:span><text:line-break/><text:span text:style-name="T38"> <text:s/>postgres:</text:span><text:line-break/><text:span text:style-name="T38"> <text:s text:c="3"/>image: postgres</text:span><text:line-break/><text:span text:style-name="T38"> <text:s text:c="3"/>container_name: container-postgresql</text:span><text:line-break/><text:span text:style-name="T38"> <text:s text:c="3"/>environment:</text:span><text:line-break/><text:span text:style-name="T38"> <text:s text:c="5"/>POSTGRES_DB: codechella</text:span><text:line-break/><text:span text:style-name="T38"> <text:s text:c="5"/>POSTGRES_USER: usuario</text:span><text:line-break/><text:span text:style-name="T38"> <text:s text:c="5"/>POSTGRES_PASSWORD: senha</text:span><text:line-break/><text:span text:style-name="T38"> <text:s text:c="3"/>ports:</text:span><text:line-break/><text:span text:style-name="T38"> <text:s text:c="5"/>- "5432:5432"</text:span><text:line-break/><text:line-break/><text:span text:style-name="T38"> <text:s/>codechella-webflux:</text:span><text:line-break/><text:span text:style-name="T38"> <text:s text:c="3"/>image: docker.io/</text:span><text:span text:style-name="T39">sua-imagem</text:span><text:line-break/><text:span text:style-name="T38"> <text:s text:c="3"/>build:</text:span><text:line-break/><text:span text:style-name="T38"> <text:s text:c="5"/>context: .</text:span><text:line-break/><text:span text:style-name="T38"> <text:s text:c="5"/>dockerfile: ./Dockerfile</text:span><text:line-break/><text:span text:style-name="T38"> <text:s text:c="3"/>depends_on:</text:span><text:line-break/><text:span text:style-name="T38"> <text:s text:c="5"/>- postgres <text:s/></text:span><text:line-break/><text:span text:style-name="T38"> <text:s text:c="3"/>ports:</text:span><text:line-break/><text:span text:style-name="T38"> <text:s text:c="5"/>- 8080:8080 <text:s text:c="3"/></text:span><text:line-break/><text:span text:style-name="T38"> <text:s text:c="3"/>volumes:</text:span><text:line-break/><text:span text:style-name="T38"> <text:s text:c="5"/>- .:/app</text:span><text:line-break/><text:span text:style-name="T38"> <text:s text:c="3"/>environment:</text:span><text:line-break/><text:span text:style-name="T38"> <text:s text:c="5"/>SPRING_R2DBC_URL: r2dbc:postgresql://postgres:5432/codechella</text:span><text:line-break/><text:span text:style-name="T38"> <text:s text:c="5"/>SPRING_R2DBC_USERNAME: usuario</text:span><text:line-break/><text:span text:style-name="T38"> <text:s text:c="5"/>SPRING_R2DBC_PASSWORD: senha</text:span><text:line-break/><text:span text:style-name="T38"> <text:s text:c="5"/>SPRING_FLYWAY_URL: jdbc:postgresql://postgres:5432/codechella</text:span><text:line-break/><text:span text:style-name="T38"> <text:s text:c="5"/>SPRING_FLYWAY_USER: usuario</text:span><text:line-break/><text:span text:style-name="T38"> <text:s text:c="5"/>SPRING_FLYWAY_PASSWORD: senha </text:span></text:p>
      <text:p text:style-name="P9"><text:span text:style-name="T38"/></text:p>
      <text:p text:style-name="P9"><text:span text:style-name="T38"/></text:p>
      <text:p text:style-name="P9"><text:span text:style-name="T43"/></text:p>
      <text:p text:style-name="P9"><text:span text:style-name="T43"/></text:p>
      <text:p text:style-name="P16"><text:span text:style-name="T44">Com o arquivo acima criado, bastaria executar o comando </text:span><text:span text:style-name="Source_20_Text"><text:span text:style-name="T16">docker compose up </text:span></text:span><text:span text:style-name="T44">no terminal que já teríamos os dois containers executando com sucesso.</text:span></text:p>
      <text:p text:style-name="P19"/>
      <text:p text:style-name="P9"><text:span text:style-name="T43"/></text:p>
      <text:p text:style-name="P8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4:23:01.874026144</meta:creation-date>
    <dc:date>2025-03-17T16:34:16.174264906</dc:date>
    <meta:editing-duration>PT2H59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5" meta:paragraph-count="87" meta:word-count="708" meta:character-count="5353" meta:non-whitespace-character-count="4510"/>
  </office:meta>
</office:document-meta>
</file>